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370b" officeooo:paragraph-rsid="0019370b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9370b" style:font-size-asian="15pt" style:font-size-complex="15pt"/>
    </style:style>
    <style:style style:name="T3" style:family="text">
      <style:text-properties fo:font-size="15pt" fo:font-weight="bold" officeooo:rsid="00173cd5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9370b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3">Aero2Astro</text:span></text:p>
      <text:p text:style-name="Standard"><text:span text:style-name="T3"><text:tab/><text:tab/><text:tab/><text:tab/> <text:s text:c="5"/></text:span><text:span text:style-name="T4">Panneerselvam N</text:span></text:p>
      <text:p text:style-name="Standard"><text:span text:style-name="T4"><text:tab/><text:tab/><text:tab/><text:tab/><text:tab/>(22/09/2021)</text:span></text:p>
      <text:p text:style-name="Standard"><text:span text:style-name="T4"/></text:p>
      <text:p text:style-name="P1"><text:span text:style-name="T1">Today i had downloaded and preprocessed TTPLA dataset. And also converted from Coco to Yolo format. While downloading i am faced little bit issues , but cleared with the help of Yogeshwar and Vidya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20:06:28.011000000</meta:creation-date>
    <dc:date>2021-09-22T20:11:51.009000000</dc:date>
    <meta:editing-duration>PT5M31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4" meta:word-count="38" meta:character-count="255" meta:non-whitespace-character-count="201"/>
  </office:meta>
</office:document-meta>
</file>